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style:font-name="Consolas" style:font-name-asian="Consolas1" style:font-name-complex="Consolas1"/>
    </style:style>
    <style:style style:name="P4" style:family="paragraph" style:parent-style-name="Standard">
      <style:paragraph-properties fo:margin-top="0cm" fo:margin-bottom="0cm" loext:contextual-spacing="false"/>
      <style:text-properties style:font-name="Consolas" fo:font-size="12pt" style:font-name-asian="Consolas1" style:font-size-asian="12pt" style:font-name-complex="Consolas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Consolas" fo:font-size="12pt" fo:font-style="italic" fo:font-weight="bold" style:font-name-asian="Consolas1" style:font-size-asian="12pt" style:font-style-asian="italic" style:font-weight-asian="bold" style:font-name-complex="Consolas1" style:font-size-complex="12pt"/>
    </style:style>
    <style:style style:name="P6" style:family="paragraph" style:parent-style-name="Standard">
      <style:paragraph-properties fo:margin-top="0cm" fo:margin-bottom="0cm" loext:contextual-spacing="false" fo:break-before="page"/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fo:font-style="italic" style:font-name-asian="Consolas1" style:font-size-asian="12pt" style:font-style-asian="italic" style:font-name-complex="Consolas1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fo:font-style="italic" fo:font-weight="bold" style:font-name-asian="Consolas1" style:font-size-asian="12pt" style:font-style-asian="italic" style:font-weight-asian="bold" style:font-name-complex="Consolas1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1" style:family="paragraph" style:parent-style-name="Standard" style:master-page-name="Standard">
      <style:paragraph-properties fo:margin-top="0cm" fo:margin-bottom="0cm" loext:contextual-spacing="false" style:page-number="1"/>
      <style:text-properties style:font-name="Consolas" style:font-name-asian="Consolas1" style:font-name-complex="Consolas1"/>
    </style:style>
    <style:style style:name="P12" style:family="paragraph" style:parent-style-name="Standard">
      <style:paragraph-properties fo:margin-top="0cm" fo:margin-bottom="0cm" loext:contextual-spacing="false"/>
      <style:text-properties style:font-name="Consolas" fo:font-size="18pt" fo:font-style="italic" style:font-name-asian="Consolas1" style:font-size-asian="18pt" style:font-style-asian="italic" style:font-name-complex="Consolas1" style:font-size-complex="18pt" style:font-style-complex="italic"/>
    </style:style>
    <style:style style:name="P13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4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style:font-name="Consolas" fo:font-size="12pt" officeooo:rsid="00367b69" officeooo:paragraph-rsid="00367b69" style:font-name-asian="Consolas1" style:font-size-asian="12pt" style:font-name-complex="Consolas1" style:font-size-complex="12pt"/>
    </style:style>
    <style:style style:name="P15" style:family="paragraph" style:parent-style-name="Standard" style:list-style-name="WWNum1">
      <style:paragraph-properties fo:margin-left="3.81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officeooo:rsid="001ffd2e" officeooo:paragraph-rsid="001ffd2e" style:font-name-asian="Consolas1" style:font-size-asian="12pt" style:font-name-complex="Consolas1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officeooo:paragraph-rsid="00278242" style:font-name-asian="Consolas1" style:font-size-asian="12pt" style:font-name-complex="Consolas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officeooo:paragraph-rsid="0043a660" style:font-name-asian="Consolas1" style:font-size-asian="12pt" style:font-name-complex="Consolas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fo:font-style="italic" style:text-underline-style="solid" style:text-underline-width="auto" style:text-underline-color="font-color" fo:font-weight="bold" officeooo:paragraph-rsid="00359a1f" style:font-name-asian="Consolas1" style:font-size-asian="12pt" style:font-style-asian="italic" style:font-weight-asian="bold" style:font-name-complex="Consola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2pt" fo:font-style="italic" style:text-underline-style="solid" style:text-underline-width="auto" style:text-underline-color="font-color" fo:font-weight="bold" officeooo:paragraph-rsid="0038990f" style:font-name-asian="Consolas1" style:font-size-asian="12pt" style:font-style-asian="italic" style:font-weight-asian="bold" style:font-name-complex="Consolas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fo:font-size="14pt" style:text-underline-style="solid" style:text-underline-width="auto" style:text-underline-color="font-color" officeooo:paragraph-rsid="00359a1f" style:font-name-asian="Consolas1" style:font-size-asian="14pt" style:font-name-complex="Consolas1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Consolas" fo:font-size="14pt" style:text-underline-style="solid" style:text-underline-width="auto" style:text-underline-color="font-color" officeooo:paragraph-rsid="00359a1f" style:font-name-asian="Consolas1" style:font-size-asian="14pt" style:font-name-complex="Consolas1" style:font-size-complex="14pt"/>
    </style:style>
    <style:style style:name="P24" style:family="paragraph" style:parent-style-name="Standard" style:list-style-name="WWNum1">
      <style:paragraph-properties fo:margin-left="1.905cm" fo:margin-right="0cm" fo:margin-top="0cm" fo:margin-bottom="0cm" loext:contextual-spacing="true" fo:text-indent="0cm" style:auto-text-indent="false"/>
      <style:text-properties style:font-name="Consolas" fo:font-size="12pt" officeooo:paragraph-rsid="00367b69" style:font-name-asian="Consolas1" style:font-size-asian="12pt" style:font-name-complex="Consolas1" style:font-size-complex="12pt"/>
    </style:style>
    <style:style style:name="T1" style:family="text">
      <style:text-properties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3" style:family="text">
      <style:text-properties officeooo:rsid="00208f6f"/>
    </style:style>
    <style:style style:name="T4" style:family="text">
      <style:text-properties officeooo:rsid="0024d933"/>
    </style:style>
    <style:style style:name="T5" style:family="text">
      <style:text-properties officeooo:rsid="0025f671"/>
    </style:style>
    <style:style style:name="T6" style:family="text">
      <style:text-properties officeooo:rsid="00278242"/>
    </style:style>
    <style:style style:name="T7" style:family="text">
      <style:text-properties officeooo:rsid="002abc89"/>
    </style:style>
    <style:style style:name="T8" style:family="text">
      <style:text-properties officeooo:rsid="0031618d"/>
    </style:style>
    <style:style style:name="T9" style:family="text">
      <style:text-properties fo:font-size="12pt" style:text-underline-style="none" officeooo:rsid="0033decd" style:font-size-asian="12pt" style:font-size-complex="12pt"/>
    </style:style>
    <style:style style:name="T10" style:family="text">
      <style:text-properties fo:font-size="12pt" style:text-underline-style="none" officeooo:rsid="0031618d" style:font-size-asian="12pt" style:font-size-complex="12pt"/>
    </style:style>
    <style:style style:name="T11" style:family="text">
      <style:text-properties fo:font-size="12pt" style:text-underline-style="none" officeooo:rsid="0038990f" style:font-size-asian="12pt" style:font-size-complex="12pt"/>
    </style:style>
    <style:style style:name="T12" style:family="text">
      <style:text-properties fo:font-size="12pt" style:text-underline-style="none" officeooo:rsid="003a42e2" style:font-size-asian="12pt" style:font-size-complex="12pt"/>
    </style:style>
    <style:style style:name="T13" style:family="text">
      <style:text-properties style:text-underline-style="none" officeooo:rsid="0031618d"/>
    </style:style>
    <style:style style:name="T14" style:family="text">
      <style:text-properties style:text-underline-style="none" officeooo:rsid="0038990f"/>
    </style:style>
    <style:style style:name="T15" style:family="text">
      <style:text-properties style:text-underline-style="none" officeooo:rsid="0038dba8"/>
    </style:style>
    <style:style style:name="T16" style:family="text">
      <style:text-properties style:text-underline-style="none" officeooo:rsid="003bd196"/>
    </style:style>
    <style:style style:name="T17" style:family="text">
      <style:text-properties officeooo:rsid="00364b26"/>
    </style:style>
    <style:style style:name="T18" style:family="text">
      <style:text-properties officeooo:rsid="00367b69"/>
    </style:style>
    <style:style style:name="T19" style:family="text">
      <style:text-properties officeooo:rsid="003c7953"/>
    </style:style>
    <style:style style:name="T20" style:family="text">
      <style:text-properties officeooo:rsid="003e0528"/>
    </style:style>
    <style:style style:name="T21" style:family="text">
      <style:text-properties officeooo:rsid="003e77a4"/>
    </style:style>
    <style:style style:name="T22" style:family="text">
      <style:text-properties officeooo:rsid="003fb799"/>
    </style:style>
    <style:style style:name="T23" style:family="text">
      <style:text-properties officeooo:rsid="00413bb8"/>
    </style:style>
    <style:style style:name="T24" style:family="text">
      <style:text-properties officeooo:rsid="0043a6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==================================================</text:p>
      <text:p text:style-name="P12">Real Time Rendering - Assignment 1 Report</text:p>
      <text:p text:style-name="P3">==================================================</text:p>
      <text:p text:style-name="P1"><text:span text:style-name="T1">Students</text:span><text:span text:style-name="T2">:</text:span></text:p>
      <text:p text:style-name="P4"><text:s text:c="4"/>- Rei Ito<text:tab/> <text:s text:c="5"/>(s3607050)</text:p>
      <text:p text:style-name="P4"><text:s text:c="4"/>- Pacific Thai (s3429648)</text:p>
      <text:p text:style-name="P3">==================================================</text:p>
      <text:p text:style-name="P2">Table of Contents:</text:p>
      <text:list xml:id="list1193089785007502733" text:style-name="WWNum1">
        <text:list-item>
          <text:p text:style-name="P13">Benchmarking Performance Experiments</text:p>
          <text:list>
            <text:list-item>
              <text:p text:style-name="P15">Background information</text:p>
            </text:list-item>
            <text:list-item>
              <text:p text:style-name="P15">Performing tests</text:p>
            </text:list-item>
          </text:list>
        </text:list-item>
        <text:list-item>
          <text:p text:style-name="P14">Benchmarking <text:span text:style-name="T19">Outcome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4"><text:span text:style-name="T18"><text:s text:c="10"/>a. <text:s/>Data and results<text:line-break/><text:tab/> <text:s text:c="4"/>b. <text:s/>Analysis and discussion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1. Benchmarking Performance Experiments</text:p>
      <text:p text:style-name="P7"/>
      <text:p text:style-name="P8">a) Background information</text:p>
      <text:p text:style-name="P10"><text:span text:style-name="T22">This report</text:span> will be comparing and measuring the performance of the provided frogger microbenchmark base code with an extended modified version <text:span text:style-name="T23">that </text:span>we have added to.<text:line-break/><text:line-break/>Performance benchmarks will cover changing various parameters of the program, this report details changes to:</text:p>
      <text:p text:style-name="P9"><text:s text:c="3"/>i) <text:s text:c="3"/>Tessellation <text:span text:style-name="T5">= </text:span>Using a minimum of 8x8 to a max of 1024 x 1<text:span text:style-name="T5">0</text:span>24<text:line-break/> <text:s text:c="2"/>ii) <text:s text:c="2"/>Immediate Mode <text:span text:style-name="T6">= </text:span>Creating scene using Vertex Arrays vs VBOs)<text:line-break/> <text:s text:c="2"/>iii) <text:s/>Rendering Mode <text:span text:style-name="T6">= </text:span>Display as wireframe as opposed to filled)<text:line-break/> <text:s text:c="2"/>iv) <text:s/>Lighting State <text:span text:style-name="T6">= </text:span>Toggling <text:span text:style-name="T6">whether lights are </text:span>[On/Off]<text:line-break/> <text:s text:c="2"/><text:span text:style-name="T6">When Lighting is on:</text:span></text:p>
      <text:p text:style-name="P18"><text:s text:c="3"/>v) <text:s text:c="2"/>Lighting Count <text:span text:style-name="T6">= I</text:span>ncreasing number of lights to a max of 9</text:p>
      <text:p text:style-name="P9"><text:s text:c="3"/>vi) <text:s/>Normals <text:span text:style-name="T6">= Show</text:span>ing / hiding normals</text:p>
      <text:p text:style-name="P9"/>
      <text:p text:style-name="P9">These tests will be <text:span text:style-name="T21">conducted</text:span> on the Sutherland Lab machines, using a 1920x1080 resolution with the OSD turned off, data will be saved to a file.</text:p>
      <text:p text:style-name="P9"/>
      <text:p text:style-name="P17">Data stored in relation to the performance benchmarks will <text:span text:style-name="T4">consist</text:span> <text:span text:style-name="T24">of:</text:span><text:line-break/> <text:s text:c="2"/>i) <text:s text:c="3"/><text:span text:style-name="T3">Frame Rate = Number of frames per second</text:span></text:p>
      <text:p text:style-name="P17"><text:s text:c="3"/><text:span text:style-name="T3">ii) <text:s text:c="2"/>Frame Time = Time taken to render a single frame<text:line-break/> <text:s text:c="2"/>iii) <text:s/>Triangles per second = Number of triangles rendered per second</text:span></text:p>
      <text:p text:style-name="P9"/>
      <text:p text:style-name="P5">b) Performing tests</text:p>
      <text:p text:style-name="P10">In extending the frogger microbenchmark for benchmarking, our testing will be done through using a separate script that performs preset actions, whilst using varying degrees of the performance benchmark variables. Whilst the program runs, data will be recorded and once the action set is complete a file will be generated detailing the test results.</text:p>
      <text:p text:style-name="P9"/>
      <text:p text:style-name="P19"><text:span text:style-name="T20">A</text:span>ll of the gathered data will then be collated into a spreadsheet and modelled into corresponding graphs. <text:span text:style-name="T21">All tests will have the game perform the following tasks:<text:line-break/> <text:tab/>- Player jumping, Player rotation, Rotating camera, Zooming into player </text:span></text:p>
      <text:p text:style-name="P23"><text:span text:style-name="T8">2</text:span>. <text:span text:style-name="T17">Benchmarking Outcomes</text:span></text:p>
      <text:p text:style-name="P20"><text:span text:style-name="T10"><text:line-break/>a) </text:span><text:span text:style-name="T14">Data </text:span><text:span text:style-name="T15">and results</text:span></text:p>
      <text:p text:style-name="P22"><text:span text:style-name="T10"><text:tab/></text:span><text:span text:style-name="T9">After performing all of the benchmark tests, </text:span><text:span text:style-name="T12">here</text:span><text:span text:style-name="T9"> are the results we have obtained:</text:span></text:p>
      <text:p text:style-name="P22"><text:span text:style-name="T9"/></text:p>
      <text:p text:style-name="P22"><text:span text:style-name="T9"><text:tab/></text:span><text:span text:style-name="T11">[INSERT GRAPHS AND RESULTS HERE]</text:span></text:p>
      <text:p text:style-name="P22"><text:span text:style-name="T9"/></text:p>
      <text:p text:style-name="P21"><text:span text:style-name="T13">a) </text:span><text:span text:style-name="T16">Analysis and discu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nsolas" fo:font-family="Consolas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Consolas" fo:font-family="Consolas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4:45:41.758502500</dc:date>
    <meta:editing-duration>PT40M13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353" meta:character-count="2374" meta:non-whitespace-character-count="1970"/>
  </office:meta>
</office:document-meta>
</file>